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variant="normal" fo:text-transform="none" fo:color="#00ae00" style:font-name="Menlo" fo:font-size="9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variant="normal" fo:text-transform="none" style:use-window-font-color="true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color="#0000ff" style:font-name="Arial"/>
    </style:style>
    <style:style style:name="T5" style:family="text">
      <style:text-properties fo:font-variant="normal" fo:text-transform="none" style:use-window-font-color="true" fo:letter-spacing="normal" fo:font-style="normal" fo:font-weight="normal" style:font-size-asian="10pt" style:font-size-complex="10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size-asian="10pt" style:font-size-complex="10pt"/>
    </style:style>
    <style:style style:name="T8" style:family="text">
      <style:text-properties fo:color="#ff0000"/>
    </style:style>
    <style:style style:name="T9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korzystanie biblioteki</text:p>
      <text:p text:style-name="P2"><text:a xlink:type="simple" xlink:href="http://symfony.com/doc/current/bundles/FOSUserBundle/index.html">http://symfony.com/doc/current/bundles/FOSUserBundle/index.html</text:a></text:p>
      <text:p text:style-name="P2"><text:a xlink:type="simple" xlink:href="https://symfony.com/doc/master/bundles/FOSUserBundle/index.html">https://symfony.com/doc/master/bundles/FOSUserBundle/index.html</text:a></text:p>
      <text:p text:style-name="P2"/>
      <text:p text:style-name="P2">1. W pliku config odkomentować translator:</text:p>
      <text:p text:style-name="P7">//app\config\<text:span text:style-name="T3">config.yml</text:span> </text:p>
      <text:p text:style-name="P2">framework:</text:p>
      <text:p text:style-name="P2"><text:s text:c="4"/>#esi: <text:s text:c="12"/>~</text:p>
      <text:p text:style-name="P2"><text:s text:c="4"/><text:span text:style-name="T2">translator: <text:s text:c="5"/>{ fallbacks: ["%locale%"] }</text:span></text:p>
      <text:p text:style-name="P2"/>
      <text:p text:style-name="P1"><text:span text:style-name="T1">2. Pobranie i zainstalowanie blblioteki</text:span><text:span text:style-name="T7"> </text:span><text:span text:style-name="T5">FOSUserBundle</text:span><text:span text:style-name="T1">:</text:span></text:p>
      <text:p text:style-name="P2"/>
      <text:p text:style-name="P10">php composer.phar require friendsofsymfony/user-bundle "~2.0@dev"</text:p>
      <text:p text:style-name="P9"/>
      <text:p text:style-name="P2">3. Podłączenie biblioteki do projektu:</text:p>
      <text:p text:style-name="P7">//app\<text:span text:style-name="T3">AppKernel.php</text:span> </text:p>
      <text:p text:style-name="P2"/>
      <text:p text:style-name="P2"><text:s text:c="4"/>public function registerBundles()</text:p>
      <text:p text:style-name="P2"><text:s text:c="4"/>{</text:p>
      <text:p text:style-name="P2"><text:s text:c="8"/>$bundles = array(</text:p>
      <text:p text:style-name="P2">...</text:p>
      <text:p text:style-name="P2"><text:s text:c="12"/><text:span text:style-name="T2">new FOS\UserBundle\FOSUserBundle(),</text:span></text:p>
      <text:p text:style-name="P2"><text:s text:c="8"/>);</text:p>
      <text:p text:style-name="P2">...</text:p>
      <text:p text:style-name="P2"><text:s text:c="4"/>}</text:p>
      <text:p text:style-name="P2"/>
      <text:p text:style-name="P2"/>
      <text:p text:style-name="P2">4. Stworzenie nowej klasy User</text:p>
      <text:p text:style-name="P7">//src\BlogBundle\Resources\config\doctrine\User.orm.yml </text:p>
      <text:p text:style-name="P2"/>
      <text:p text:style-name="P2"># src/BlogBundle/Resources/config/doctrine/<text:span text:style-name="T3">User.orm.yml</text:span></text:p>
      <text:p text:style-name="P2">BlogBundle\Entity\User:</text:p>
      <text:p text:style-name="P2"><text:s text:c="2"/>type: entity</text:p>
      <text:p text:style-name="P2"><text:s text:c="2"/>#repositoryClass: BlogBundle\Repository\UserRepository</text:p>
      <text:p text:style-name="P2"><text:s text:c="2"/>table: <text:span text:style-name="T2">fos_user</text:span></text:p>
      <text:p text:style-name="P2"><text:s text:c="2"/>id:</text:p>
      <text:p text:style-name="P2"><text:s text:c="4"/>id:</text:p>
      <text:p text:style-name="P2"><text:s text:c="6"/>type: integer</text:p>
      <text:p text:style-name="P2"><text:s text:c="6"/>generator: { strategy: AUTO }</text:p>
      <text:p text:style-name="P2"/>
      <text:p text:style-name="P3">5.Na końcu pliku dodajemy:</text:p>
      <text:p text:style-name="P8">//app\config\<text:span text:style-name="T3">config.yml</text:span> </text:p>
      <text:p text:style-name="P4">...</text:p>
      <text:p text:style-name="P4">fos_user:</text:p>
      <text:p text:style-name="P4"><text:s text:c="4"/>db_driver: orm # other valid values are 'mongodb', 'couchdb' and 'propel'</text:p>
      <text:p text:style-name="P4"><text:s text:c="4"/>firewall_name: <text:s/>main</text:p>
      <text:p text:style-name="P4"><text:s text:c="4"/>user_class: BlogBundle\Entity\User</text:p>
      <text:p text:style-name="P4"/>
      <text:p text:style-name="P4">services:</text:p>
      <text:p text:style-name="P4"><text:s text:c="4"/>fos_user.doctrine_registry:</text:p>
      <text:p text:style-name="P4"><text:s text:c="8"/>alias: doctrine</text:p>
      <text:p text:style-name="P4"/>
      <text:p text:style-name="P6">php app/console doctrine:generate:entities BlogBundle</text:p>
      <text:p text:style-name="P7"/>
      <text:p text:style-name="P7"/>
      <text:p text:style-name="P7"/>
      <text:p text:style-name="P7"/>
      <text:p text:style-name="P7"/>
      <text:p text:style-name="P7"><text:soft-page-break/>6. Tworzymy plik User.php</text:p>
      <text:p text:style-name="P7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4">use FOS\UserBundle\Model\User as BaseUser;</text:p>
      <text:p text:style-name="P4">#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<text:span text:style-name="T2">extends BaseUser</text:span></text:p>
      <text:p text:style-name="P3"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<text:span text:style-name="T2">protected</text:span> $id;</text:p>
      <text:p text:style-name="P3"/>
      <text:p text:style-name="P4"><text:s text:c="4"/>public function __construct()</text:p>
      <text:p text:style-name="P4"><text:s text:c="4"/>{</text:p>
      <text:p text:style-name="P4"><text:s text:c="8"/>parent::__construct();</text:p>
      <text:p text:style-name="P4"><text:s text:c="8"/>// your own logic</text:p>
      <text:p text:style-name="P4"><text:s text:c="4"/>}</text:p>
      <text:p text:style-name="P4"/>
      <text:p text:style-name="P5"><text:s text:c="4"/>/**</text:p>
      <text:p text:style-name="P5"><text:s text:c="5"/>* Get id</text:p>
      <text:p text:style-name="P5"><text:s text:c="5"/>*</text:p>
      <text:p text:style-name="P5"><text:s text:c="5"/>* @return integer</text:p>
      <text:p text:style-name="P5"><text:s text:c="5"/>*/</text:p>
      <text:p text:style-name="P5"><text:s text:c="4"/>public function getId()</text:p>
      <text:p text:style-name="P5"><text:s text:c="4"/>{</text:p>
      <text:p text:style-name="P5"><text:s text:c="8"/>return $this-&gt;id;</text:p>
      <text:p text:style-name="P5"><text:s text:c="4"/>}</text:p>
      <text:p text:style-name="P3"/>
      <text:p text:style-name="P3">}</text:p>
      <text:p text:style-name="P3"/>
      <text:p text:style-name="P3">7. Dodajemy nowe metody i kolumny tabeli w klasie user:</text:p>
      <text:p text:style-name="P3"/>
      <text:p text:style-name="P2"># src/BlogBundle/Resources/config/doctrine/<text:span text:style-name="T3">User.orm.yml</text:span></text:p>
      <text:p text:style-name="P2">BlogBundle\Entity\User:</text:p>
      <text:p text:style-name="P2"><text:s text:c="2"/>type: entity</text:p>
      <text:p text:style-name="P2"><text:s text:c="2"/>#repositoryClass: BlogBundle\Repository\UserRepository</text:p>
      <text:p text:style-name="P2"><text:s text:c="2"/>table: <text:span text:style-name="T2">fos_user</text:span></text:p>
      <text:p text:style-name="P2"><text:s text:c="2"/>id:</text:p>
      <text:p text:style-name="P2"><text:s text:c="4"/>id:</text:p>
      <text:p text:style-name="P2"><text:s text:c="6"/>type: integer</text:p>
      <text:p text:style-name="P2"><text:s text:c="6"/>generator: { strategy: AUTO }</text:p>
      <text:p text:style-name="P22"><text:s text:c="2"/>fields:</text:p>
      <text:p text:style-name="P22"><text:s text:c="4"/>created_at:</text:p>
      <text:p text:style-name="P22"><text:s text:c="6"/>type: datetime</text:p>
      <text:p text:style-name="P22"><text:s text:c="2"/>lifecycleCallbacks:</text:p>
      <text:p text:style-name="P4"><text:s text:c="4"/>prePersist: [ setCreatedAtValue ]</text:p>
      <text:p text:style-name="P3"/>
      <text:p text:style-name="P21"><text:span text:style-name="T9">php app/console doctrine:generate:entities BlogBundle/Entity/Us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 Po wykonaniu powyższego polecenia zostają dodane metody zdefiniowane w <text:span text:style-name="T4">User.orm.yml</text:span>:</text:p>
      <text:p text:style-name="P7">//src\BlogBundle\Entity\<text:span text:style-name="T2">User.php</text:span> </text:p>
      <text:p text:style-name="P3">&lt;?php</text:p>
      <text:p text:style-name="P3">namespace BlogBundle\Entity;</text:p>
      <text:p text:style-name="P3"/>
      <text:p text:style-name="P3">use FOS\UserBundle\Model\User as BaseUser;</text:p>
      <text:p text:style-name="P3">#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4"><text:s text:c="4"/>/**</text:p>
      <text:p text:style-name="P4"><text:s text:c="5"/>* @var \DateTime</text:p>
      <text:p text:style-name="P4"><text:s text:c="5"/>*/</text:p>
      <text:p text:style-name="P4"><text:s text:c="4"/>private $created_at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/>
      <text:p text:style-name="P4"><text:s text:c="4"/>/**</text:p>
      <text:p text:style-name="P4"><text:s text:c="5"/>* Set createdAt</text:p>
      <text:p text:style-name="P4"><text:s text:c="5"/>*</text:p>
      <text:p text:style-name="P4"><text:s text:c="5"/>* @param \DateTime $createdAt</text:p>
      <text:p text:style-name="P4"><text:s text:c="5"/>*</text:p>
      <text:p text:style-name="P4"><text:s text:c="5"/>* @return User</text:p>
      <text:p text:style-name="P4"><text:s text:c="5"/>*/</text:p>
      <text:p text:style-name="P4"><text:s text:c="4"/>public function setCreatedAt($createdAt)</text:p>
      <text:p text:style-name="P4"><text:s text:c="4"/>{</text:p>
      <text:p text:style-name="P4"><text:s text:c="8"/>$this-&gt;created_at = $createdAt;</text:p>
      <text:p text:style-name="P4"/>
      <text:p text:style-name="P4"><text:s text:c="8"/>return $this;</text:p>
      <text:p text:style-name="P4"><text:s text:c="4"/>}</text:p>
      <text:p text:style-name="P4"/>
      <text:p text:style-name="P4"><text:s text:c="4"/>/**</text:p>
      <text:p text:style-name="P4"><text:s text:c="5"/>* Get createdAt</text:p>
      <text:p text:style-name="P4"><text:s text:c="5"/>*</text:p>
      <text:p text:style-name="P4"><text:s text:c="5"/>* @return \DateTime</text:p>
      <text:p text:style-name="P4"><text:s text:c="5"/>*/</text:p>
      <text:p text:style-name="P4"><text:s text:c="4"/>public function getCreatedAt()</text:p>
      <text:p text:style-name="P4"><text:s text:c="4"/>{</text:p>
      <text:p text:style-name="P4"><text:s text:c="8"/>return $this-&gt;created_at;</text:p>
      <text:p text:style-name="P4"><text:s text:c="4"/>}</text:p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CreatedAtValue()</text:p>
      <text:p text:style-name="P4"><text:s text:c="4"/>{</text:p>
      <text:p text:style-name="P4"><text:s text:c="8"/>// Add your code here</text:p>
      <text:p text:style-name="P4"><text:s text:c="8"/>$this-&gt;created_at = new \DateTime();</text:p>
      <text:p text:style-name="P4"><text:s text:c="4"/>}</text:p>
      <text:p text:style-name="P3"><text:s text:c="4"/></text:p>
      <text:p text:style-name="P3">}</text:p>
      <text:p text:style-name="P3"><text:soft-page-break/>9. Konfiguracja pliku security.yml</text:p>
      <text:p text:style-name="P8">//app\config\<text:span text:style-name="T3">security.yml</text:span> </text:p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3"><text:s text:c="4"/>encoders:</text:p>
      <text:p text:style-name="P3"><text:s text:c="8"/>Symfony\Component\Security\Core\User\User: plaintext</text:p>
      <text:p text:style-name="P3"><text:s text:c="8"/>#BlogBundle\Entity\User: plaintext #Bez szyfrowania hasła</text:p>
      <text:p text:style-name="P3"><text:s text:c="8"/><text:span text:style-name="T2">FOS\UserBundle\Model\UserInterface: bcrypt</text:span></text:p>
      <text:p text:style-name="P3"><text:s text:c="8"/></text:p>
      <text:p text:style-name="P4"><text:s text:c="4"/>role_hierarchy:</text:p>
      <text:p text:style-name="P4"><text:s text:c="8"/>ROLE_ADMIN: <text:s text:c="6"/>ROLE_USER</text:p>
      <text:p text:style-name="P4"><text:s text:c="8"/>ROLE_SUPER_ADMIN: ROLE_ADMIN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chain_provider:</text:p>
      <text:p text:style-name="P3"><text:s text:c="12"/>chain:</text:p>
      <text:p text:style-name="P3"><text:s text:c="16"/>providers: [in_memory, <text:span text:style-name="T2">fos_userbundle</text:span>]</text:p>
      <text:p text:style-name="P3"><text:s text:c="8"/>in_memory:</text:p>
      <text:p text:style-name="P3"><text:s text:c="12"/>memory:</text:p>
      <text:p text:style-name="P3"><text:s text:c="16"/>users:</text:p>
      <text:p text:style-name="P3"><text:s text:c="20"/>user: <text:s/>{ password: userpass, roles: [ 'ROLE_USER' ] }</text:p>
      <text:p text:style-name="P3"><text:s text:c="20"/>admin: { password: adminpass, roles: [ 'ROLE_ADMIN' ] }</text:p>
      <text:p text:style-name="P4"><text:s text:c="8"/>fos_userbundle:</text:p>
      <text:p text:style-name="P4"><text:s text:c="12"/>id: fos_user.user_provider.username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4"><text:s text:c="8"/>main:</text:p>
      <text:p text:style-name="P4"><text:s text:c="12"/>pattern: ^/</text:p>
      <text:p text:style-name="P4"><text:s text:c="12"/>form_login:</text:p>
      <text:p text:style-name="P4"><text:s text:c="16"/>provider: fos_userbundle</text:p>
      <text:p text:style-name="P4"><text:s text:c="16"/>#csrf_token_generator: security.csrf.token_manager</text:p>
      <text:p text:style-name="P4"><text:s text:c="16"/># if you are using Symfony &lt; 2.8, use the following config instead:</text:p>
      <text:p text:style-name="P4"><text:s text:c="16"/>csrf_provider: security.csrf.token_manager</text:p>
      <text:p text:style-name="P4"/>
      <text:p text:style-name="P4"><text:s text:c="12"/>logout: <text:s text:c="6"/>true</text:p>
      <text:p text:style-name="P4"><text:s text:c="12"/>anonymous: <text:s text:c="3"/>true</text:p>
      <text:p text:style-name="P3"><text:s text:c="20"/></text:p>
      <text:p text:style-name="P3"><text:s text:c="4"/>access_control:</text:p>
      <text:p text:style-name="P3"><text:s text:c="8"/># require ROLE_ADMIN for /admin*</text:p>
      <text:p text:style-name="P4"><text:s text:c="8"/>- { path: ^/login$, role: IS_AUTHENTICATED_ANONYMOUSLY }</text:p>
      <text:p text:style-name="P4"><text:s text:c="8"/>- { path: ^/register, role: IS_AUTHENTICATED_ANONYMOUSLY }</text:p>
      <text:p text:style-name="P4"><text:s text:c="8"/>- { path: ^/resetting, role: IS_AUTHENTICATED_ANONYMOUSLY }</text:p>
      <text:p text:style-name="P3"><text:s text:c="8"/>- { path: ^/dashboard, roles: ROLE_ADMIN }</text:p>
      <text:p text:style-name="P3"><text:s text:c="8"/>- { path: ^/archive, roles: ROLE_USER }</text:p>
      <text:p text:style-name="P3"><text:s text:c="8"/>#- { path: ^/blog, roles: ROLE_USER }</text:p>
      <text:p text:style-name="P3"/>
      <text:p text:style-name="P3"/>
      <text:p text:style-name="P3">Adresy templatek:</text:p>
      <text:p text:style-name="P3"/>
      <text:p text:style-name="P3">http://blog.localhost/app_dev.php/<text:span text:style-name="T2">login</text:span></text:p>
      <text:p text:style-name="P3">http://blog.localhost/app_dev.php/<text:span text:style-name="T2">register</text:span></text:p>
      <text:p text:style-name="P3">http://blog.localhost/app_dev.php/<text:span text:style-name="T2">resetting/request</text:span></text:p>
      <text:p text:style-name="P3"/>
      <text:p text:style-name="P3"/>
      <text:p text:style-name="P3"/>
      <text:p text:style-name="P3"><text:soft-page-break/>10. Na końcu pliku dodajemy routing</text:p>
      <text:p text:style-name="P8">//app\config\<text:span text:style-name="T3">routing.yml</text:span> </text:p>
      <text:p text:style-name="P3">...</text:p>
      <text:p text:style-name="P4">fos_user:</text:p>
      <text:p text:style-name="P4"><text:s text:c="4"/>resource: "@FOSUserBundle/Resources/config/routing/all.xml"</text:p>
      <text:p text:style-name="P4"/>
      <text:p text:style-name="P3">11. Na koniec aktualizujemy bazę danych</text:p>
      <text:p text:style-name="P3"/>
      <text:p text:style-name="P5">Uwaga!!!</text:p>
      <text:p text:style-name="P5">Usuwamy tabele user z bazy danych.</text:p>
      <text:p text:style-name="P5"/>
      <text:p text:style-name="P5">Zakomentować //app\<text:span text:style-name="T3">AppKernel.php</text:span>:</text:p>
      <text:p text:style-name="P5"><text:s text:c="12"/>#new BlogAdminBundle\BlogAdminBundle(),</text:p>
      <text:p text:style-name="P5"/>
      <text:p text:style-name="P5">Dokonaj poprawek w pliku (punkt 12)</text:p>
      <text:p text:style-name="P8">//src\BlogBundle\DataFixtures\ORM\<text:span text:style-name="T3">LoadUserData.php </text:span></text:p>
      <text:p text:style-name="P5"/>
      <text:p text:style-name="P10">$ php app/console doctrine:schema:update --force</text:p>
      <text:p text:style-name="P11"/>
      <text:p text:style-name="P3">12. Aktualizacja danych w bazie danych:</text:p>
      <text:p text:style-name="P3"/>
      <text:p text:style-name="P10">$ php app/console doctrine:fixtures:load</text:p>
      <text:p text:style-name="P10"/>
      <text:p text:style-name="P13">Plik z przykładowymi danymi (wstawiamy wpisy aktywujące konto):</text:p>
      <text:p text:style-name="P8">//src\BlogBundle\DataFixtures\ORM\LoadUserData.php </text:p>
      <text:p text:style-name="P13"/>
      <text:p text:style-name="P13">&lt;?php</text:p>
      <text:p text:style-name="P13">//src/BlogBundle/DataFixtures/ORM/LoadPostData.php</text:p>
      <text:p text:style-name="P13"/>
      <text:p text:style-name="P13">namespace BlogBundle\DataFixtures\ORM;</text:p>
      <text:p text:style-name="P13"><text:s/></text:p>
      <text:p text:style-name="P13">use Doctrine\Common\Persistence\ObjectManager;</text:p>
      <text:p text:style-name="P13">use Doctrine\Common\DataFixtures\AbstractFixture;</text:p>
      <text:p text:style-name="P13">use Doctrine\Common\DataFixtures\OrderedFixtureInterface;</text:p>
      <text:p text:style-name="P13">use BlogBundle\Entity\User;</text:p>
      <text:p text:style-name="P13">use Symfony\Component\DependencyInjection\ContainerAwareInterface;</text:p>
      <text:p text:style-name="P13">use Symfony\Component\DependencyInjection\ContainerInterface;</text:p>
      <text:p text:style-name="P13"><text:s/></text:p>
      <text:p text:style-name="P13">class LoadUserData extends AbstractFixture implements OrderedFixtureInterface, ContainerAwareInterface</text:p>
      <text:p text:style-name="P13">{</text:p>
      <text:p text:style-name="P13"><text:s text:c="4"/></text:p>
      <text:p text:style-name="P13"><text:s text:c="4"/>private $container;</text:p>
      <text:p text:style-name="P13"/>
      <text:p text:style-name="P13"><text:s text:c="4"/>public function setContainer(ContainerInterface $container = null)</text:p>
      <text:p text:style-name="P13"><text:s text:c="4"/>{</text:p>
      <text:p text:style-name="P13"><text:s text:c="8"/>$this-&gt;container = $container;</text:p>
      <text:p text:style-name="P13"><text:s text:c="4"/>}</text:p>
      <text:p text:style-name="P13"><text:s text:c="4"/></text:p>
      <text:p text:style-name="P13"><text:s text:c="4"/>public function load(ObjectManager $em)</text:p>
      <text:p text:style-name="P13"><text:s text:c="4"/>{</text:p>
      <text:p text:style-name="P13"/>
      <text:p text:style-name="P13"><text:s text:c="8"/>$passwordEncoder = $this-&gt;container-&gt;get('security.password_encoder');</text:p>
      <text:p text:style-name="P13"><text:s text:c="8"/></text:p>
      <text:p text:style-name="P13"><text:s text:c="8"/>$johnUser = new User();</text:p>
      <text:p text:style-name="P13"><text:s text:c="8"/>$johnUser-&gt;setUsername('john_user');</text:p>
      <text:p text:style-name="P13"><text:s text:c="8"/>$johnUser-&gt;setEmail('john_user@symfony.com');</text:p>
      <text:p text:style-name="P13"><text:s text:c="8"/>#$johnUser-&gt;setPassword('kitten');</text:p>
      <text:p text:style-name="P13"><text:s text:c="8"/>$encodedPassword = $passwordEncoder-&gt;encodePassword($johnUser, 'kitten');</text:p>
      <text:p text:style-name="P13"><text:s text:c="8"/>$johnUser-&gt;setPassword($encodedPassword);</text:p>
      <text:p text:style-name="P13"><text:s text:c="8"/>$johnUser-&gt;setRoles(array('ROLE_USER'));</text:p>
      <text:p text:style-name="P13"><text:s text:c="8"/><text:span text:style-name="T2">$johnUser-&gt;setEnabled(true);</text:span></text:p>
      <text:p text:style-name="P13"><text:soft-page-break/></text:p>
      <text:p text:style-name="P13"><text:s text:c="8"/>$annaAdmin = new User();</text:p>
      <text:p text:style-name="P13"><text:s text:c="8"/>$annaAdmin-&gt;setUsername('anna_admin');</text:p>
      <text:p text:style-name="P13"><text:s text:c="8"/>$annaAdmin-&gt;setEmail('anna_admin@symfony.com');</text:p>
      <text:p text:style-name="P13"><text:s text:c="8"/>#$annaAdmin-&gt;setPassword('kitten');</text:p>
      <text:p text:style-name="P13"><text:s text:c="8"/>$encodedPassword = $passwordEncoder-&gt;encodePassword($annaAdmin, 'kitten');</text:p>
      <text:p text:style-name="P13"><text:s text:c="8"/>$annaAdmin-&gt;setPassword($encodedPassword);</text:p>
      <text:p text:style-name="P13"><text:s text:c="8"/>$annaAdmin-&gt;setRoles(array('ROLE_ADMIN'));</text:p>
      <text:p text:style-name="P13"><text:s text:c="7"/><text:span text:style-name="T8"><text:s/>$annaAdmin-&gt;setIsActive(true);</text:span></text:p>
      <text:p text:style-name="P13"><text:s text:c="8"/><text:span text:style-name="T2">$annaAdmin-&gt;setEnabled(true);</text:span></text:p>
      <text:p text:style-name="P13"/>
      <text:p text:style-name="P13"><text:s text:c="8"/>$em-&gt;persist($johnUser);</text:p>
      <text:p text:style-name="P13"><text:s text:c="8"/>$em-&gt;persist($annaAdmin);</text:p>
      <text:p text:style-name="P13"/>
      <text:p text:style-name="P13"><text:s text:c="8"/>$em-&gt;flush();</text:p>
      <text:p text:style-name="P13"/>
      <text:p text:style-name="P13"><text:s text:c="4"/>}</text:p>
      <text:p text:style-name="P13"/>
      <text:p text:style-name="P13"><text:s text:c="4"/>public function getOrder()</text:p>
      <text:p text:style-name="P13"><text:s text:c="4"/>{</text:p>
      <text:p text:style-name="P13"><text:s text:c="8"/>return 1; // the order in which fixtures will be loaded</text:p>
      <text:p text:style-name="P13"><text:s text:c="4"/>}</text:p>
      <text:p text:style-name="P13">}</text:p>
      <text:p text:style-name="P13"/>
      <text:p text:style-name="P14">Templates</text:p>
      <text:p text:style-name="P13"/>
      <text:p text:style-name="P13">1. Przenosimy templatki:</text:p>
      <text:p text:style-name="P13">//vendor\friendsofsymfony\user-bundle\Resources\views\ChangePassword</text:p>
      <text:p text:style-name="P13">//vendor\friendsofsymfony\user-bundle\Resources\views\Group</text:p>
      <text:p text:style-name="P13">//vendor\friendsofsymfony\user-bundle\Resources\views\Profile</text:p>
      <text:p text:style-name="P13">//vendor\friendsofsymfony\user-bundle\Resources\views\Registration</text:p>
      <text:p text:style-name="P13">//vendor\friendsofsymfony\user-bundle\Resources\views\Resetting</text:p>
      <text:p text:style-name="P13">//vendor\friendsofsymfony\user-bundle\Resources\views\Security</text:p>
      <text:p text:style-name="P13">//vendor\friendsofsymfony\user-bundle\Resources\views\layout.html.twig</text:p>
      <text:p text:style-name="P13"/>
      <text:p text:style-name="P13">2. Do:</text:p>
      <text:p text:style-name="P13">//app\Resources\<text:span text:style-name="T2">FOSUserBundle\views\ChangePassword</text:span></text:p>
      <text:p text:style-name="P12"><text:span text:style-name="T6">//app\Resources\</text:span>FOSUserBundle\views\Group</text:p>
      <text:p text:style-name="P12"><text:span text:style-name="T6">//app\Resources\</text:span>FOSUserBundle\views\Profile</text:p>
      <text:p text:style-name="P12"><text:span text:style-name="T6">//app\Resources\</text:span>FOSUserBundle\views\Registration</text:p>
      <text:p text:style-name="P12"><text:span text:style-name="T6">//app\Resources\</text:span>FOSUserBundle\views\Resetting</text:p>
      <text:p text:style-name="P12"><text:span text:style-name="T6">//app\Resources\</text:span>FOSUserBundle\views\Security</text:p>
      <text:p text:style-name="P12"><text:span text:style-name="T6">//app\Resources\</text:span>FOSUserBundle\views\layout.html.twig</text:p>
      <text:p text:style-name="P13"/>
      <text:p text:style-name="P13">3. Zmienimay linki w głównych templatkach:</text:p>
      <text:p text:style-name="P8">//blog\src\BlogBundle\Resources\views\<text:span text:style-name="T3">base.html.twig</text:span> </text:p>
      <text:p text:style-name="P13"><text:s text:c="20"/>&lt;ul class="nav navbar-nav navbar-right"&gt;</text:p>
      <text:p text:style-name="P13"><text:s text:c="24"/>{% if is_granted('ROLE_USER') %}</text:p>
      <text:p text:style-name="P13"><text:s text:c="28"/>&lt;li&gt;&lt;a href="{{ path('<text:span text:style-name="T2">fos_user_security_logout</text:span>') }}"&gt;Log out&lt;/a&gt;&lt;/li&gt;</text:p>
      <text:p text:style-name="P13"><text:s text:c="24"/>{% else %}</text:p>
      <text:p text:style-name="P13"><text:s text:c="28"/>&lt;li&gt;&lt;a href="{{ path('<text:span text:style-name="T2">fos_user_security_login</text:span>') }}"&gt;Sign in&lt;/a&gt;&lt;/li&gt;</text:p>
      <text:p text:style-name="P13"><text:s text:c="24"/>{% endif %}</text:p>
      <text:p text:style-name="P13"><text:s text:c="20"/>&lt;/ul&gt;</text:p>
      <text:p text:style-name="P13"/>
      <text:p text:style-name="P8">//blog\src\BlogAdminBundle\Resources\views\<text:span text:style-name="T3">base.html.twig</text:span> </text:p>
      <text:p text:style-name="P13"/>
      <text:p text:style-name="P13"><text:s text:c="28"/>&lt;li class="dropdown"&gt;</text:p>
      <text:p text:style-name="P13"><text:s text:c="32"/>&lt;a href="#" class="dropdown-toggle" data-toggle="dropdown"&gt;&lt;i class="fa fa-user"&gt;&lt;/i&gt; John Smith {{ app.user ? app.user.username : 'Anonymous' }} &lt;b class="caret"&gt;&lt;/b&gt;&lt;/a&gt;</text:p>
      <text:p text:style-name="P13"><text:s text:c="32"/>&lt;ul class="dropdown-menu"&gt;</text:p>
      <text:p text:style-name="P13"><text:s text:c="36"/>&lt;li&gt;</text:p>
      <text:p text:style-name="P13"><text:soft-page-break/><text:s text:c="40"/>&lt;a href="#"&gt;&lt;i class="fa fa-fw fa-user"&gt;&lt;/i&gt; Profile&lt;/a&gt;</text:p>
      <text:p text:style-name="P13"><text:s text:c="36"/>&lt;/li&gt;</text:p>
      <text:p text:style-name="P13"><text:s text:c="36"/>&lt;li&gt;</text:p>
      <text:p text:style-name="P13"><text:s text:c="40"/>&lt;a href="#"&gt;&lt;i class="fa fa-fw fa-envelope"&gt;&lt;/i&gt; Inbox&lt;/a&gt;</text:p>
      <text:p text:style-name="P13"><text:s text:c="36"/>&lt;/li&gt;</text:p>
      <text:p text:style-name="P13"><text:s text:c="36"/>&lt;li&gt;</text:p>
      <text:p text:style-name="P13"><text:s text:c="40"/>&lt;a href="#"&gt;&lt;i class="fa fa-fw fa-gear"&gt;&lt;/i&gt; Settings&lt;/a&gt;</text:p>
      <text:p text:style-name="P13"><text:s text:c="36"/>&lt;/li&gt;</text:p>
      <text:p text:style-name="P13"><text:s text:c="36"/>&lt;li class="divider"&gt;&lt;/li&gt;</text:p>
      <text:p text:style-name="P13"><text:s text:c="36"/>&lt;li&gt;</text:p>
      <text:p text:style-name="P13"><text:s text:c="40"/>&lt;a href="{{ path('<text:span text:style-name="T2">fos_user_security_logout</text:span>') }}"&gt;&lt;i class="fa fa-fw fa-power-off"&gt;&lt;/i&gt; Log Out&lt;/a&gt;</text:p>
      <text:p text:style-name="P13"><text:s text:c="36"/>&lt;/li&gt;</text:p>
      <text:p text:style-name="P13"><text:s text:c="32"/>&lt;/ul&gt;</text:p>
      <text:p text:style-name="P13"><text:s text:c="28"/>&lt;/li&gt;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25S</meta:editing-duration>
    <meta:editing-cycles>81</meta:editing-cycles>
    <meta:generator>OpenOffice.org/3.3$Win32 OpenOffice.org_project/330m20$Build-9567</meta:generator>
    <dc:date>2016-03-09T16:07:13.41</dc:date>
    <dc:creator>szymon idczak</dc:creator>
    <meta:document-statistic meta:table-count="0" meta:image-count="0" meta:object-count="0" meta:page-count="7" meta:paragraph-count="308" meta:word-count="751" meta:character-count="10242"/>
    <meta:user-defined meta:name="Info 1"/>
    <meta:user-defined meta:name="Info 2"/>
    <meta:user-defined meta:name="Info 3"/>
    <meta:user-defined meta:name="Info 4"/>
  </office:meta>
</office:document-meta>
</file>